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28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stroke="dash" draw:stroke-dash="Ultrafine_20_Dashed" svg:stroke-width="0.028cm" draw:marker-start-width="0.252cm" draw:marker-end-width="0.25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8cm"/>
    </style:style>
    <style:style style:name="gr4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491cm"/>
    </style:style>
    <style:style style:name="gr5" style:family="graphic" style:parent-style-name="objectwithoutfill">
      <style:graphic-properties draw:stroke="solid" draw:stroke-dash="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4cm"/>
    </style:style>
    <style:style style:name="gr9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266cm" fo:min-width="0.025cm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266cm" fo:min-width="0.015cm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Ultrafine_20_Dashed" svg:stroke-width="0.106cm" draw:marker-start="Arrowheads_20_1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dash" draw:stroke-dash="Ultrafine_20_Dashed" svg:stroke-width="0.106cm" svg:stroke-color="#000000" draw:marker-start="Symmetric_20_Arrow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width="0.035cm" svg:stroke-color="#000000" draw:marker-start="Symmetric_20_Arrow" draw:marker-start-width="0.253cm" draw:marker-end-width="0.253cm" draw:textarea-vertical-align="middle" fo:padding-top="0.143cm" fo:padding-bottom="0.143cm" fo:padding-left="0.268cm" fo:padding-right="0.268cm"/>
    </style:style>
    <style:style style:name="gr16" style:family="graphic" style:parent-style-name="standard">
      <style:graphic-properties svg:stroke-width="0.035cm" svg:stroke-color="#000000" draw:marker-start-width="0.253cm" draw:marker-end="Arrow" draw:marker-end-width="0.253cm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draw:stroke="solid" svg:stroke-width="0.05cm" draw:marker-start="Symmetric_20_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5cm"/>
    </style:style>
    <style:style style:name="gr19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1.919cm"/>
    </style:style>
    <style:style style:name="gr20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284cm" fo:min-width="0.026cm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276cm" fo:min-width="0.026cm" fo:padding-top="0.15cm" fo:padding-bottom="0.15cm" fo:padding-left="0.275cm" fo:padding-right="0.275cm"/>
    </style:style>
    <style:style style:name="gr22" style:family="graphic" style:parent-style-name="standard">
      <style:graphic-properties svg:stroke-width="0.035cm" svg:stroke-color="#000000" draw:marker-start-width="0.253cm" draw:marker-end="Symmetric_20_Arrow" draw:marker-end-width="0.253cm" draw:textarea-vertical-align="middle" fo:padding-top="0.143cm" fo:padding-bottom="0.143cm" fo:padding-left="0.268cm" fo:padding-right="0.268cm"/>
    </style:style>
    <style:style style:name="gr23" style:family="graphic" style:parent-style-name="objectwithoutfill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4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solid" svg:stroke-width="0.035cm" draw:marker-start-width="0.253cm" draw:marker-end="Arrowheads_20_1" draw:marker-end-width="0.253cm" draw:fill="none" draw:textarea-vertical-align="middle" fo:padding-top="0.143cm" fo:padding-bottom="0.143cm" fo:padding-left="0.268cm" fo:padding-right="0.268cm"/>
    </style:style>
    <style:style style:name="gr26" style:family="graphic" style:parent-style-name="objectwithoutfill">
      <style:graphic-properties draw:stroke="solid" svg:stroke-width="0.106cm" draw:marker-start="Arrowheads_20_1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draw:stroke="dash" draw:stroke-dash="Ultrafine_20_Dashed" svg:stroke-width="0.106cm" draw:marker-start="Symmetric_20_Arrow" draw:marker-start-width="0.358cm" draw:marker-end="Arrowheads_20_1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objectwithoutfill">
      <style:graphic-properties draw:stroke="solid" svg:stroke-width="0.035cm" draw:marker-start="Arrowheads_20_1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withoutfill">
      <style:graphic-properties draw:stroke="dash" draw:stroke-dash="Fine_20_Dashed" draw:fill="none" draw:textarea-vertical-align="middle"/>
    </style:style>
    <style:style style:name="gr32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6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4cm" fo:min-width="0cm"/>
    </style:style>
    <style:style style:name="gr36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38" style:family="graphic" style:parent-style-name="objectwithoutfill">
      <style:graphic-properties draw:stroke="solid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41" style:family="graphic" style:parent-style-name="standard">
      <style:graphic-properties svg:stroke-color="#cccccc" draw:fill-color="#dddddd" draw:textarea-horizontal-align="justify" draw:textarea-vertical-align="middle" draw:auto-grow-height="false" fo:min-height="0.493cm" fo:min-width="0.5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margin-left="0.9cm" fo:margin-right="0cm" fo:text-align="center" fo:text-indent="0cm"/>
    </style:style>
    <style:style style:name="P9" style:family="paragraph">
      <loext:graphic-properties draw:fill="none"/>
      <style:paragraph-properties fo:margin-left="0.9cm" fo:margin-right="0cm" fo:text-align="center" fo:text-indent="0cm"/>
      <style:text-properties fo:font-size="10pt" style:font-size-asian="10pt" style:font-size-complex="10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line-height="0.7cm" fo:text-align="center"/>
    </style:style>
    <style:style style:name="P12" style:family="paragraph">
      <style:paragraph-properties fo:line-height="0.7cm" fo:text-align="center"/>
      <style:text-properties fo:font-size="10pt" style:font-size-asian="10pt" style:font-size-complex="10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8pt"/>
    </style:style>
    <style:style style:name="P15" style:family="paragraph">
      <loext:graphic-properties draw:fill="none" draw:fill-color="#ffffff"/>
      <style:paragraph-properties fo:text-align="end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7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line draw:style-name="gr1" draw:text-style-name="P1" draw:layer="layout" svg:width="7.526cm" svg:height="4.455cm" draw:transform="skewX (0.811054503401765) rotate (2.76111087665503) translate (12.9889265414332cm 22.2953997170133cm)" svg:viewBox="0 0 7527 4456" draw:points="7527,0 6450,0 6452,743 5375,743 5377,1485 4300,1485 4302,2228 3225,2228 3227,2971 2150,2971 2152,3714 1075,3714 1077,4456 0,4456">
              <text:p/>
            </draw:polyline>
            <draw:line draw:style-name="gr1" draw:text-style-name="P1" draw:layer="layout" svg:x1="19cm" svg:y1="19.9cm" svg:x2="20cm" svg:y2="19.5cm">
              <text:p/>
            </draw:line>
          </draw:g>
          <draw:polyline draw:style-name="gr2" draw:text-style-name="P1" draw:layer="layout" svg:width="3.231cm" svg:height="1.484cm" draw:transform="skewX (-0.80948370707497) rotate (0.380481776934764) translate (0.999964345598364cm 19.899985724818cm)" svg:viewBox="0 0 3232 1485" draw:points="0,0 1077,0 1078,743 2155,743 2155,1485 3232,1485">
            <text:p/>
          </draw:polyline>
        </draw:g>
        <draw:custom-shape draw:style-name="gr3" draw:text-style-name="P3" draw:layer="layout" svg:width="1.3cm" svg:height="1.2cm" svg:x="17.701cm" svg:y="16.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2cm" svg:x="7.001cm" svg:y="16.9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91cm" svg:height="1.2cm" draw:transform="rotate (0.785398163397448) translate (3.176cm 3.076cm)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cm" svg:y1="16.519cm" svg:x2="19cm" svg:y2="7.119cm">
          <text:p/>
        </draw:line>
        <draw:line draw:style-name="gr6" draw:text-style-name="P1" draw:layer="layout" svg:x1="15cm" svg:y1="9.119cm" svg:x2="15cm" svg:y2="12.119cm">
          <text:p/>
        </draw:line>
        <draw:line draw:style-name="gr6" draw:text-style-name="P1" draw:layer="layout" svg:x1="15cm" svg:y1="12.119cm" svg:x2="17.7cm" svg:y2="12.119cm">
          <text:p/>
        </draw:line>
        <draw:line draw:style-name="gr7" draw:text-style-name="P1" draw:layer="layout" svg:x1="7cm" svg:y1="20.59cm" svg:x2="7cm" svg:y2="16.519cm">
          <text:p/>
        </draw:line>
        <draw:line draw:style-name="gr7" draw:text-style-name="P1" draw:layer="layout" svg:x1="19cm" svg:y1="20.59cm" svg:x2="19cm" svg:y2="16.519cm">
          <text:p/>
        </draw:line>
        <draw:line draw:style-name="gr6" draw:text-style-name="P1" draw:layer="layout" svg:x1="15cm" svg:y1="9.119cm" svg:x2="16.5cm" svg:y2="7.619cm">
          <text:p/>
        </draw:line>
        <draw:line draw:style-name="gr7" draw:text-style-name="P1" draw:layer="layout" svg:x1="1.3cm" svg:y1="18.619cm" svg:x2="1.3cm" svg:y2="14.919cm">
          <text:p/>
        </draw:line>
        <draw:line draw:style-name="gr7" draw:text-style-name="P1" draw:layer="layout" svg:x1="7cm" svg:y1="7.119cm" svg:x2="3.8cm" svg:y2="7.119cm">
          <text:p/>
        </draw:line>
        <draw:line draw:style-name="gr7" draw:text-style-name="P1" draw:layer="layout" svg:x1="3.8cm" svg:y1="7.119cm" svg:x2="1.3cm" svg:y2="14.919cm">
          <text:p/>
        </draw:line>
        <draw:line draw:style-name="gr7" draw:text-style-name="P1" draw:layer="layout" svg:x1="2.352cm" svg:y1="17.243cm" svg:x2="2.352cm" svg:y2="16.243cm">
          <text:p/>
        </draw:line>
        <draw:line draw:style-name="gr7" draw:text-style-name="P1" draw:layer="layout" svg:x1="5.8cm" svg:y1="15.319cm" svg:x2="2.352cm" svg:y2="16.243cm">
          <text:p/>
        </draw:line>
        <draw:line draw:style-name="gr7" draw:text-style-name="P1" draw:layer="layout" svg:x1="1.329cm" svg:y1="18.619cm" svg:x2="1.857cm" svg:y2="20.59cm">
          <text:p/>
        </draw:line>
        <draw:line draw:style-name="gr6" draw:text-style-name="P1" draw:layer="layout" svg:x1="17.7cm" svg:y1="12.119cm" svg:x2="18.5cm" svg:y2="11.319cm">
          <text:p/>
        </draw:line>
        <draw:line draw:style-name="gr6" draw:text-style-name="P1" draw:layer="layout" svg:x1="16.5cm" svg:y1="7.619cm" svg:x2="18.5cm" svg:y2="7.619cm">
          <text:p/>
        </draw:line>
        <draw:line draw:style-name="gr6" draw:text-style-name="P1" draw:layer="layout" svg:x1="18.5cm" svg:y1="11.319cm" svg:x2="18.5cm" svg:y2="7.619cm">
          <text:p/>
        </draw:line>
        <draw:line draw:style-name="gr7" draw:text-style-name="P1" draw:layer="layout" svg:x1="5.8cm" svg:y1="16.319cm" svg:x2="5.8cm" svg:y2="15.319cm">
          <text:p/>
        </draw:line>
        <draw:line draw:style-name="gr5" draw:text-style-name="P1" draw:layer="layout" svg:x1="2.285cm" svg:y1="18.352cm" svg:x2="1.3cm" svg:y2="18.616cm">
          <text:p/>
        </draw:line>
        <draw:line draw:style-name="gr5" draw:text-style-name="P1" draw:layer="layout" svg:x1="16cm" svg:y1="16.519cm" svg:x2="15cm" svg:y2="16.519cm">
          <text:p/>
        </draw:line>
        <draw:line draw:style-name="gr5" draw:text-style-name="P1" draw:layer="layout" svg:x1="11cm" svg:y1="16.519cm" svg:x2="10cm" svg:y2="16.519cm">
          <text:p/>
        </draw:line>
        <draw:line draw:style-name="gr5" draw:text-style-name="P1" draw:layer="layout" svg:x1="8cm" svg:y1="16.519cm" svg:x2="7cm" svg:y2="16.519cm">
          <text:p/>
        </draw:line>
        <draw:line draw:style-name="gr5" draw:text-style-name="P1" draw:layer="layout" svg:x1="19cm" svg:y1="16.519cm" svg:x2="18cm" svg:y2="16.519cm">
          <text:p/>
        </draw:line>
        <draw:line draw:style-name="gr5" draw:text-style-name="P1" draw:layer="layout" svg:x1="8cm" svg:y1="7.119cm" svg:x2="7cm" svg:y2="7.119cm">
          <text:p/>
        </draw:line>
        <draw:line draw:style-name="gr5" draw:text-style-name="P1" draw:layer="layout" svg:x1="11cm" svg:y1="7.119cm" svg:x2="10cm" svg:y2="7.119cm">
          <text:p/>
        </draw:line>
        <draw:line draw:style-name="gr5" draw:text-style-name="P1" draw:layer="layout" svg:x1="16cm" svg:y1="7.119cm" svg:x2="15cm" svg:y2="7.119cm">
          <text:p/>
        </draw:line>
        <draw:line draw:style-name="gr5" draw:text-style-name="P1" draw:layer="layout" svg:x1="19cm" svg:y1="7.119cm" svg:x2="18cm" svg:y2="7.119cm">
          <text:p/>
        </draw:line>
        <draw:line draw:style-name="gr5" draw:text-style-name="P1" draw:layer="layout" svg:x1="6.8cm" svg:y1="9.319cm" svg:x2="6.8cm" svg:y2="8.319cm">
          <text:p/>
        </draw:line>
        <draw:line draw:style-name="gr5" draw:text-style-name="P1" draw:layer="layout" svg:x1="6.8cm" svg:y1="11.919cm" svg:x2="6.8cm" svg:y2="10.919cm">
          <text:p/>
        </draw:line>
        <draw:line draw:style-name="gr5" draw:text-style-name="P1" draw:layer="layout" svg:x1="6.8cm" svg:y1="15.519cm" svg:x2="6.8cm" svg:y2="14.519cm">
          <text:p/>
        </draw:line>
        <draw:line draw:style-name="gr7" draw:text-style-name="P1" draw:layer="layout" svg:x1="6.8cm" svg:y1="16.519cm" svg:x2="7cm" svg:y2="16.519cm">
          <text:p/>
        </draw:line>
        <draw:line draw:style-name="gr5" draw:text-style-name="P1" draw:layer="layout" svg:x1="5.8cm" svg:y1="16.281cm" svg:x2="4.909cm" svg:y2="16.52cm">
          <text:p/>
        </draw:line>
        <draw:line draw:style-name="gr5" draw:text-style-name="P1" draw:layer="layout" svg:x1="3.277cm" svg:y1="16.983cm" svg:x2="2.4cm" svg:y2="17.218cm">
          <text:p/>
        </draw:line>
        <draw:line draw:style-name="gr7" draw:text-style-name="P1" draw:layer="layout" svg:x1="6.442cm" svg:y1="9.919cm" svg:x2="4.6cm" svg:y2="8.374cm">
          <text:p/>
        </draw:line>
        <draw:line draw:style-name="gr7" draw:text-style-name="P1" draw:layer="layout" svg:x1="6.445cm" svg:y1="12.268cm" svg:x2="5.9cm" svg:y2="12.918cm">
          <text:p/>
        </draw:line>
        <draw:line draw:style-name="gr7" draw:text-style-name="P1" draw:layer="layout" svg:x1="5.9cm" svg:y1="12.964cm" svg:x2="4.058cm" svg:y2="11.419cm">
          <text:p/>
        </draw:line>
        <draw:line draw:style-name="gr7" draw:text-style-name="P1" draw:layer="layout" svg:x1="4.588cm" svg:y1="10.748cm" svg:x2="4cm" svg:y2="11.419cm">
          <text:p/>
        </draw:line>
        <draw:line draw:style-name="gr7" draw:text-style-name="P1" draw:layer="layout" svg:x1="6.445cm" svg:y1="9.919cm" svg:x2="5.9cm" svg:y2="10.569cm">
          <text:p/>
        </draw:line>
        <draw:line draw:style-name="gr7" draw:text-style-name="P1" draw:layer="layout" svg:x1="5.842cm" svg:y1="10.564cm" svg:x2="4cm" svg:y2="9.019cm">
          <text:p/>
        </draw:line>
        <draw:line draw:style-name="gr7" draw:text-style-name="P1" draw:layer="layout" svg:x1="4.545cm" svg:y1="8.368cm" svg:x2="4cm" svg:y2="9.018cm">
          <text:p/>
        </draw:line>
        <draw:line draw:style-name="gr5" draw:text-style-name="P1" draw:layer="layout" svg:x1="6.985cm" svg:y1="17.116cm" svg:x2="6cm" svg:y2="17.38cm">
          <text:p/>
        </draw:line>
        <draw:line draw:style-name="gr5" draw:text-style-name="P1" draw:layer="layout" svg:x1="4.685cm" svg:y1="17.716cm" svg:x2="3.7cm" svg:y2="17.98cm">
          <text:p/>
        </draw:line>
        <draw:line draw:style-name="gr5" draw:text-style-name="P1" draw:layer="layout" svg:x1="13.5cm" svg:y1="16.519cm" svg:x2="12.5cm" svg:y2="16.519cm">
          <text:p/>
        </draw:line>
        <draw:line draw:style-name="gr5" draw:text-style-name="P1" draw:layer="layout" svg:x1="13.5cm" svg:y1="7.119cm" svg:x2="12.5cm" svg:y2="7.119cm">
          <text:p/>
        </draw:line>
        <draw:frame draw:style-name="gr8" draw:text-style-name="P5" draw:layer="layout" svg:width="6.344cm" svg:height="1.673cm" svg:x="20.596cm" svg:y="18.9cm">
          <draw:text-box>
            <text:p><text:span text:style-name="T2">Carton template v.1</text:span></text:p>
            <text:p text:style-name="P4"><text:span text:style-name="T3">main part 1/2</text:span></text:p>
          </draw:text-box>
        </draw:frame>
        <draw:custom-shape draw:style-name="gr9" draw:text-style-name="P7" draw:layer="layout" svg:width="0.813cm" svg:height="0.8cm" svg:x="16.587cm" svg:y="18.7cm">
          <text:p text:style-name="P6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799cm" svg:height="0.8cm" svg:x="7.601cm" svg:y="20cm">
          <text:p text:style-name="P6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9" draw:layer="layout" svg:width="0.399cm" svg:height="0.599cm" svg:x="11.501cm" svg:y="6.8cm" svg:viewBox="0 0 400 600" svg:d="M400 600c-400 0-400-300-400-300 0 0 0-300 400-300">
          <text:p text:style-name="P8"><text:span text:style-name="T1">9</text:span></text:p>
        </draw:path>
        <draw:path draw:style-name="gr12" draw:text-style-name="P9" draw:layer="layout" svg:width="0.399cm" svg:height="0.599cm" svg:x="2.901cm" svg:y="17.8cm" svg:viewBox="0 0 400 600" svg:d="M400 600c-400 0-400-300-400-300 0 0 0-300 400-300">
          <text:p text:style-name="P8"><text:span text:style-name="T1">4</text:span></text:p>
        </draw:path>
        <draw:line draw:style-name="gr7" draw:text-style-name="P1" draw:layer="layout" svg:x1="7.001cm" svg:y1="5.5cm" svg:x2="7.001cm" svg:y2="7.1cm">
          <text:p/>
        </draw:line>
        <draw:line draw:style-name="gr5" draw:text-style-name="P1" draw:layer="layout" svg:x1="19.001cm" svg:y1="7.1cm" svg:x2="19.001cm" svg:y2="5.5cm">
          <text:p/>
        </draw:line>
        <draw:line draw:style-name="gr5" draw:text-style-name="P1" draw:layer="layout" svg:x1="8.001cm" svg:y1="5.5cm" svg:x2="7.001cm" svg:y2="5.5cm">
          <text:p/>
        </draw:line>
        <draw:line draw:style-name="gr5" draw:text-style-name="P1" draw:layer="layout" svg:x1="11.001cm" svg:y1="5.5cm" svg:x2="10.001cm" svg:y2="5.5cm">
          <text:p/>
        </draw:line>
        <draw:line draw:style-name="gr5" draw:text-style-name="P1" draw:layer="layout" svg:x1="16.001cm" svg:y1="5.5cm" svg:x2="15.001cm" svg:y2="5.5cm">
          <text:p/>
        </draw:line>
        <draw:line draw:style-name="gr5" draw:text-style-name="P1" draw:layer="layout" svg:x1="19.001cm" svg:y1="5.5cm" svg:x2="18.001cm" svg:y2="5.5cm">
          <text:p/>
        </draw:line>
        <draw:line draw:style-name="gr5" draw:text-style-name="P1" draw:layer="layout" svg:x1="13.501cm" svg:y1="5.5cm" svg:x2="12.501cm" svg:y2="5.5cm">
          <text:p/>
        </draw:line>
        <draw:line draw:style-name="gr7" draw:text-style-name="P1" draw:layer="layout" svg:x1="5.001cm" svg:y1="3.5cm" svg:x2="7.001cm" svg:y2="1.5cm">
          <text:p/>
        </draw:line>
        <draw:line draw:style-name="gr7" draw:text-style-name="P1" draw:layer="layout" svg:x1="19.001cm" svg:y1="1cm" svg:x2="21.501cm" svg:y2="3.5cm">
          <text:p/>
        </draw:line>
        <draw:line draw:style-name="gr7" draw:text-style-name="P1" draw:layer="layout" svg:x1="8cm" svg:y1="4.5cm" svg:x2="18cm" svg:y2="4.5cm">
          <text:p/>
        </draw:line>
        <draw:line draw:style-name="gr7" draw:text-style-name="P1" draw:layer="layout" svg:x1="8cm" svg:y1="4.5cm" svg:x2="8.001cm" svg:y2="1.5cm">
          <text:p/>
        </draw:line>
        <draw:line draw:style-name="gr7" draw:text-style-name="P1" draw:layer="layout" svg:x1="18.001cm" svg:y1="1cm" svg:x2="18cm" svg:y2="4.5cm">
          <text:p/>
        </draw:line>
        <draw:line draw:style-name="gr7" draw:text-style-name="P1" draw:layer="layout" svg:x1="21.801cm" svg:y1="3.2cm" svg:x2="22.001cm" svg:y2="4.3cm">
          <text:p/>
        </draw:line>
        <draw:line draw:style-name="gr7" draw:text-style-name="P1" draw:layer="layout" svg:x1="19.801cm" svg:y1="5.2cm" svg:x2="20.701cm" svg:y2="5.6cm">
          <text:p/>
        </draw:line>
        <draw:line draw:style-name="gr7" draw:text-style-name="P1" draw:layer="layout" svg:x1="3.601cm" svg:y1="2.1cm" svg:x2="2.901cm" svg:y2="2.8cm">
          <text:p/>
        </draw:line>
        <draw:line draw:style-name="gr7" draw:text-style-name="P1" draw:layer="layout" svg:x1="6.501cm" svg:y1="5cm" svg:x2="5.801cm" svg:y2="5.7cm">
          <text:p/>
        </draw:line>
        <draw:line draw:style-name="gr7" draw:text-style-name="P1" draw:layer="layout" svg:x1="5.801cm" svg:y1="5.7cm" svg:x2="2.901cm" svg:y2="2.8cm">
          <text:p/>
        </draw:line>
        <draw:line draw:style-name="gr7" draw:text-style-name="P1" draw:layer="layout" svg:x1="20.701cm" svg:y1="5.6cm" svg:x2="22.001cm" svg:y2="4.3cm">
          <text:p/>
        </draw:line>
        <draw:line draw:style-name="gr7" draw:text-style-name="P1" draw:layer="layout" svg:x1="7.001cm" svg:y1="4.5cm" svg:x2="6.501cm" svg:y2="5cm">
          <text:p/>
        </draw:line>
        <draw:line draw:style-name="gr7" draw:text-style-name="P1" draw:layer="layout" svg:x1="19.001cm" svg:y1="4cm" svg:x2="20.001cm" svg:y2="5cm">
          <text:p/>
        </draw:line>
        <draw:line draw:style-name="gr7" draw:text-style-name="P1" draw:layer="layout" svg:x1="19.001cm" svg:y1="5.5cm" svg:x2="19.001cm" svg:y2="4cm">
          <text:p/>
        </draw:line>
        <draw:line draw:style-name="gr7" draw:text-style-name="P1" draw:layer="layout" svg:x1="7.001cm" svg:y1="5.5cm" svg:x2="7.001cm" svg:y2="4.5cm">
          <text:p/>
        </draw:line>
        <draw:line draw:style-name="gr5" draw:text-style-name="P1" draw:layer="layout" svg:x1="7.001cm" svg:y1="4.5cm" svg:x2="7.001cm" svg:y2="4.3cm">
          <text:p/>
        </draw:line>
        <draw:line draw:style-name="gr5" draw:text-style-name="P1" draw:layer="layout" svg:x1="6.501cm" svg:y1="5cm" svg:x2="6.201cm" svg:y2="4.7cm">
          <text:p/>
        </draw:line>
        <draw:line draw:style-name="gr7" draw:text-style-name="P1" draw:layer="layout" svg:x1="21.501cm" svg:y1="3.5cm" svg:x2="21.801cm" svg:y2="3.2cm">
          <text:p/>
        </draw:line>
        <draw:line draw:style-name="gr7" draw:text-style-name="P1" draw:layer="layout" svg:x1="5.001cm" svg:y1="3.5cm" svg:x2="3.601cm" svg:y2="2.1cm">
          <text:p/>
        </draw:line>
        <draw:line draw:style-name="gr7" draw:text-style-name="P1" draw:layer="layout" svg:x1="18.001cm" svg:y1="1cm" svg:x2="19.001cm" svg:y2="1cm">
          <text:p/>
        </draw:line>
        <draw:line draw:style-name="gr7" draw:text-style-name="P1" draw:layer="layout" svg:x1="8.001cm" svg:y1="1.5cm" svg:x2="7.001cm" svg:y2="1.5cm">
          <text:p/>
        </draw:line>
        <draw:line draw:style-name="gr5" draw:text-style-name="P1" draw:layer="layout" svg:x1="19.001cm" svg:y1="1.2cm" svg:x2="19.001cm" svg:y2="1cm">
          <text:p/>
        </draw:line>
        <draw:line draw:style-name="gr5" draw:text-style-name="P1" draw:layer="layout" svg:x1="5.301cm" svg:y1="3.8cm" svg:x2="5.001cm" svg:y2="3.5cm">
          <text:p/>
        </draw:line>
        <draw:line draw:style-name="gr5" draw:text-style-name="P1" draw:layer="layout" svg:x1="7.001cm" svg:y1="1.7cm" svg:x2="7.001cm" svg:y2="1.5cm">
          <text:p/>
        </draw:line>
        <draw:line draw:style-name="gr5" draw:text-style-name="P1" draw:layer="layout" svg:x1="19.001cm" svg:y1="3cm" svg:x2="19.001cm" svg:y2="2.2cm">
          <text:p/>
        </draw:line>
        <draw:line draw:style-name="gr7" draw:text-style-name="P1" draw:layer="layout" svg:x1="19.801cm" svg:y1="5.2cm" svg:x2="20.001cm" svg:y2="5cm">
          <text:p/>
        </draw:line>
        <draw:line draw:style-name="gr5" draw:text-style-name="P1" draw:layer="layout" svg:x1="7.001cm" svg:y1="3.5cm" svg:x2="7.001cm" svg:y2="2.7cm">
          <text:p/>
        </draw:line>
        <draw:path draw:style-name="gr12" draw:text-style-name="P9" draw:layer="layout" svg:width="0.399cm" svg:height="0.599cm" svg:x="4.001cm" svg:y="16.4cm" svg:viewBox="0 0 400 600" svg:d="M0 600c400 0 400-300 400-300 0 0 0-300-400-300">
          <text:p text:style-name="P8"><text:span text:style-name="T1">13</text:span></text:p>
        </draw:path>
        <draw:line draw:style-name="gr7" draw:text-style-name="P1" draw:layer="layout" svg:x1="6.801cm" svg:y1="12.6cm" svg:x2="3.041cm" svg:y2="9.455cm">
          <text:p/>
        </draw:line>
        <draw:custom-shape draw:style-name="gr13" draw:text-style-name="P10" draw:layer="layout" svg:width="0.1cm" svg:height="0.1cm" svg:x="6.701cm" svg:y="12.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4" draw:text-style-name="P12" draw:layer="layout" svg:width="0.8cm" svg:height="0.9cm" svg:x="6.401cm" svg:y="13.144cm" draw:kind="arc" draw:start-angle="359.36" draw:end-angle="180.38">
          <text:p text:style-name="P11"><text:span text:style-name="T1">3</text:span></text:p>
        </draw:ellipse>
        <draw:path draw:style-name="gr12" draw:text-style-name="P9" draw:layer="layout" svg:width="0.399cm" svg:height="0.599cm" svg:x="13.954cm" svg:y="16.2cm" svg:viewBox="0 0 400 600" svg:d="M400 600c-400 0-400-300-400-300 0 0 0-300 400-300">
          <text:p text:style-name="P8"><text:span text:style-name="T1">2</text:span></text:p>
        </draw:path>
        <draw:path draw:style-name="gr11" draw:text-style-name="P9" draw:layer="layout" svg:width="0.399cm" svg:height="0.599cm" svg:x="13.901cm" svg:y="5.2cm" svg:viewBox="0 0 400 600" svg:d="M400 600c-400 0-400-300-400-300 0 0 0-300 400-300">
          <text:p text:style-name="P8"><text:span text:style-name="T1">10</text:span></text:p>
        </draw:path>
        <draw:ellipse draw:style-name="gr15" draw:text-style-name="P12" draw:layer="layout" svg:width="0.8cm" svg:height="0.9cm" svg:x="6.601cm" svg:y="2.144cm" draw:kind="arc" draw:start-angle="359.36" draw:end-angle="180.38">
          <text:p text:style-name="P11"><text:span text:style-name="T1">12</text:span></text:p>
        </draw:ellipse>
        <draw:ellipse draw:style-name="gr16" draw:text-style-name="P12" draw:layer="layout" svg:width="0.8cm" svg:height="0.9cm" svg:x="18.601cm" svg:y="3.144cm" draw:kind="arc" draw:start-angle="359.36" draw:end-angle="180.38">
          <text:p text:style-name="P11"><text:span text:style-name="T1">8</text:span></text:p>
        </draw:ellipse>
        <draw:path draw:style-name="gr17" draw:text-style-name="P9" draw:layer="layout" svg:width="0.399cm" svg:height="0.599cm" svg:x="5.601cm" svg:y="3.9cm" svg:viewBox="0 0 400 600" svg:d="M0 600c400 0 400-300 400-300 0 0 0-300-400-300">
          <text:p text:style-name="P8"><text:span text:style-name="T1">11</text:span></text:p>
        </draw:path>
      </draw:page>
      <draw:page draw:name="page2" draw:style-name="dp1" draw:master-page-name="Default">
        <draw:custom-shape draw:style-name="gr18" draw:text-style-name="P3" draw:layer="layout" svg:width="1cm" svg:height="1.2cm" svg:x="8cm" svg:y="16.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419cm" svg:height="1.2cm" draw:transform="rotate (-1.30899693899575) translate (25.221cm 3.03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2cm" svg:x="18.7cm" svg:y="8.6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2cm" svg:x="8cm" svg:y="8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001cm" svg:y1="11.3cm" svg:x2="8.001cm" svg:y2="4.4cm">
          <text:p/>
        </draw:line>
        <draw:line draw:style-name="gr7" draw:text-style-name="P1" draw:layer="layout" svg:x1="20.001cm" svg:y1="11.3cm" svg:x2="20.001cm" svg:y2="4.4cm">
          <text:p/>
        </draw:line>
        <draw:line draw:style-name="gr7" draw:text-style-name="P1" draw:layer="layout" svg:x1="8cm" svg:y1="4.4cm" svg:x2="8cm" svg:y2="1cm">
          <text:p/>
        </draw:line>
        <draw:line draw:style-name="gr7" draw:text-style-name="P1" draw:layer="layout" svg:x1="20cm" svg:y1="4.4cm" svg:x2="20cm" svg:y2="1cm">
          <text:p/>
        </draw:line>
        <draw:line draw:style-name="gr5" draw:text-style-name="P1" draw:layer="layout" svg:x1="17.001cm" svg:y1="4.4cm" svg:x2="16.001cm" svg:y2="4.4cm">
          <text:p/>
        </draw:line>
        <draw:line draw:style-name="gr5" draw:text-style-name="P1" draw:layer="layout" svg:x1="12.001cm" svg:y1="4.4cm" svg:x2="11.001cm" svg:y2="4.4cm">
          <text:p/>
        </draw:line>
        <draw:line draw:style-name="gr5" draw:text-style-name="P1" draw:layer="layout" svg:x1="9.001cm" svg:y1="4.4cm" svg:x2="8.001cm" svg:y2="4.4cm">
          <text:p/>
        </draw:line>
        <draw:line draw:style-name="gr5" draw:text-style-name="P1" draw:layer="layout" svg:x1="20.001cm" svg:y1="4.4cm" svg:x2="19.001cm" svg:y2="4.4cm">
          <text:p/>
        </draw:line>
        <draw:line draw:style-name="gr5" draw:text-style-name="P1" draw:layer="layout" svg:x1="14.501cm" svg:y1="4.4cm" svg:x2="13.501cm" svg:y2="4.4cm">
          <text:p/>
        </draw:line>
        <draw:line draw:style-name="gr7" draw:text-style-name="P1" draw:layer="layout" svg:x1="7.986cm" svg:y1="11.3cm" svg:x2="7.986cm" svg:y2="20.3cm">
          <text:p/>
        </draw:line>
        <draw:line draw:style-name="gr6" draw:text-style-name="P1" draw:layer="layout" svg:x1="8.986cm" svg:y1="14.3cm" svg:x2="18.986cm" svg:y2="14.3cm">
          <text:p/>
        </draw:line>
        <draw:line draw:style-name="gr6" draw:text-style-name="P1" draw:layer="layout" svg:x1="8.986cm" svg:y1="14.3cm" svg:x2="8.986cm" svg:y2="19.3cm">
          <text:p/>
        </draw:line>
        <draw:line draw:style-name="gr6" draw:text-style-name="P1" draw:layer="layout" svg:x1="8.986cm" svg:y1="19.3cm" svg:x2="18.986cm" svg:y2="19.3cm">
          <text:p/>
        </draw:line>
        <draw:line draw:style-name="gr6" draw:text-style-name="P1" draw:layer="layout" svg:x1="19cm" svg:y1="19.3cm" svg:x2="19cm" svg:y2="14.3cm">
          <text:p/>
        </draw:line>
        <draw:line draw:style-name="gr7" draw:text-style-name="P1" draw:layer="layout" svg:x1="23.266cm" svg:y1="15.333cm" svg:x2="26.886cm" svg:y2="12.408cm">
          <text:p/>
        </draw:line>
        <draw:line draw:style-name="gr7" draw:text-style-name="P1" draw:layer="layout" svg:x1="20.2cm" svg:y1="20.3cm" svg:x2="21.7cm" svg:y2="20.3cm">
          <text:p/>
        </draw:line>
        <draw:line draw:style-name="gr7" draw:text-style-name="P1" draw:layer="layout" svg:x1="26.886cm" svg:y1="12.408cm" svg:x2="26.886cm" svg:y2="9.108cm">
          <text:p/>
        </draw:line>
        <draw:line draw:style-name="gr7" draw:text-style-name="P1" draw:layer="layout" svg:x1="22.386cm" svg:y1="11.3cm" svg:x2="22.386cm" svg:y2="12.308cm">
          <text:p/>
        </draw:line>
        <draw:line draw:style-name="gr7" draw:text-style-name="P1" draw:layer="layout" svg:x1="25.8cm" svg:y1="10.4cm" svg:x2="25.8cm" svg:y2="11.4cm">
          <text:p/>
        </draw:line>
        <draw:line draw:style-name="gr7" draw:text-style-name="P1" draw:layer="layout" svg:x1="25.548cm" svg:y1="4.118cm" svg:x2="26.885cm" svg:y2="9.108cm">
          <text:p/>
        </draw:line>
        <draw:line draw:style-name="gr7" draw:text-style-name="P1" draw:layer="layout" svg:x1="25.576cm" svg:y1="4.108cm" svg:x2="19.986cm" svg:y2="2.61cm">
          <text:p/>
        </draw:line>
        <draw:line draw:style-name="gr5" draw:text-style-name="P1" draw:layer="layout" svg:x1="20.186cm" svg:y1="19.308cm" svg:x2="20.186cm" svg:y2="17.308cm">
          <text:p/>
        </draw:line>
        <draw:line draw:style-name="gr5" draw:text-style-name="P1" draw:layer="layout" svg:x1="19.8cm" svg:y1="19.3cm" svg:x2="19.8cm" svg:y2="17.3cm">
          <text:p/>
        </draw:line>
        <draw:line draw:style-name="gr5" draw:text-style-name="P1" draw:layer="layout" svg:x1="20.186cm" svg:y1="13.308cm" svg:x2="20.186cm" svg:y2="12.308cm">
          <text:p/>
        </draw:line>
        <draw:line draw:style-name="gr5" draw:text-style-name="P1" draw:layer="layout" svg:x1="20.978cm" svg:y1="10.768cm" svg:x2="19.993cm" svg:y2="11.032cm">
          <text:p/>
        </draw:line>
        <draw:line draw:style-name="gr5" draw:text-style-name="P1" draw:layer="layout" svg:x1="24.071cm" svg:y1="9.908cm" svg:x2="23.086cm" svg:y2="10.172cm">
          <text:p/>
        </draw:line>
        <draw:line draw:style-name="gr5" draw:text-style-name="P1" draw:layer="layout" svg:x1="11.986cm" svg:y1="11.3cm" svg:x2="10.986cm" svg:y2="11.3cm">
          <text:p/>
        </draw:line>
        <draw:line draw:style-name="gr5" draw:text-style-name="P1" draw:layer="layout" svg:x1="14.486cm" svg:y1="11.3cm" svg:x2="13.486cm" svg:y2="11.3cm">
          <text:p/>
        </draw:line>
        <draw:line draw:style-name="gr5" draw:text-style-name="P1" draw:layer="layout" svg:x1="16.986cm" svg:y1="11.3cm" svg:x2="15.986cm" svg:y2="11.3cm">
          <text:p/>
        </draw:line>
        <draw:line draw:style-name="gr5" draw:text-style-name="P1" draw:layer="layout" svg:x1="19.986cm" svg:y1="11.3cm" svg:x2="18.986cm" svg:y2="11.3cm">
          <text:p/>
        </draw:line>
        <draw:line draw:style-name="gr5" draw:text-style-name="P1" draw:layer="layout" svg:x1="20.186cm" svg:y1="11.3cm" svg:x2="19.986cm" svg:y2="11.3cm">
          <text:p/>
        </draw:line>
        <draw:line draw:style-name="gr7" draw:text-style-name="P1" draw:layer="layout" svg:x1="23.11cm" svg:y1="18.391cm" svg:x2="21.7cm" svg:y2="19.8cm">
          <text:p/>
        </draw:line>
        <draw:line draw:style-name="gr5" draw:text-style-name="P1" draw:layer="layout" svg:x1="26.871cm" svg:y1="9.144cm" svg:x2="25.886cm" svg:y2="9.408cm">
          <text:p/>
        </draw:line>
        <draw:line draw:style-name="gr5" draw:text-style-name="P1" draw:layer="layout" svg:x1="20.2cm" svg:y1="20.3cm" svg:x2="7.986cm" svg:y2="20.3cm">
          <text:p/>
        </draw:line>
        <draw:line draw:style-name="gr5" draw:text-style-name="P1" draw:layer="layout" svg:x1="8.986cm" svg:y1="11.3cm" svg:x2="7.986cm" svg:y2="11.3cm">
          <text:p/>
        </draw:line>
        <draw:line draw:style-name="gr5" draw:text-style-name="P1" draw:layer="layout" svg:x1="20.186cm" svg:y1="15.808cm" svg:x2="20.186cm" svg:y2="14.808cm">
          <text:p/>
        </draw:line>
        <draw:line draw:style-name="gr7" draw:text-style-name="P1" draw:layer="layout" svg:x1="25.834cm" svg:y1="11.384cm" svg:x2="22.386cm" svg:y2="12.308cm">
          <text:p/>
        </draw:line>
        <draw:line draw:style-name="gr5" draw:text-style-name="P1" draw:layer="layout" svg:x1="23.371cm" svg:y1="11.044cm" svg:x2="22.386cm" svg:y2="11.308cm">
          <text:p/>
        </draw:line>
        <draw:line draw:style-name="gr5" draw:text-style-name="P1" draw:layer="layout" svg:x1="25.785cm" svg:y1="10.436cm" svg:x2="24.8cm" svg:y2="10.7cm">
          <text:p/>
        </draw:line>
        <draw:line draw:style-name="gr7" draw:text-style-name="P1" draw:layer="layout" svg:x1="21.812cm" svg:y1="14.901cm" svg:x2="23.104cm" svg:y2="15.985cm">
          <text:p/>
        </draw:line>
        <draw:line draw:style-name="gr7" draw:text-style-name="P1" draw:layer="layout" svg:x1="21.804cm" svg:y1="17.299cm" svg:x2="23.111cm" svg:y2="18.391cm">
          <text:p/>
        </draw:line>
        <draw:line draw:style-name="gr7" draw:text-style-name="P1" draw:layer="layout" svg:x1="21.804cm" svg:y1="14.903cm" svg:x2="22.2cm" svg:y2="14.433cm">
          <text:p/>
        </draw:line>
        <draw:line draw:style-name="gr7" draw:text-style-name="P1" draw:layer="layout" svg:x1="21.822cm" svg:y1="14.107cm" svg:x2="23.266cm" svg:y2="15.333cm">
          <text:p/>
        </draw:line>
        <draw:line draw:style-name="gr7" draw:text-style-name="P1" draw:layer="layout" svg:x1="21.796cm" svg:y1="17.297cm" svg:x2="22.199cm" svg:y2="16.816cm">
          <text:p/>
        </draw:line>
        <draw:line draw:style-name="gr7" draw:text-style-name="P1" draw:layer="layout" svg:x1="22.191cm" svg:y1="16.819cm" svg:x2="23.109cm" svg:y2="17.59cm">
          <text:p/>
        </draw:line>
        <draw:line draw:style-name="gr7" draw:text-style-name="P1" draw:layer="layout" svg:x1="23.1cm" svg:y1="17.6cm" svg:x2="23.105cm" svg:y2="15.986cm">
          <text:p/>
        </draw:line>
        <draw:line draw:style-name="gr5" draw:text-style-name="P1" draw:layer="layout" svg:x1="20.2cm" svg:y1="17.3cm" svg:x2="19.8cm" svg:y2="17.3cm">
          <text:p/>
        </draw:line>
        <draw:line draw:style-name="gr5" draw:text-style-name="P1" draw:layer="layout" svg:x1="20.2cm" svg:y1="19.3cm" svg:x2="19.8cm" svg:y2="19.3cm">
          <text:p/>
        </draw:line>
        <draw:line draw:style-name="gr7" draw:text-style-name="P1" draw:layer="layout" svg:x1="21.7cm" svg:y1="19.8cm" svg:x2="21.7cm" svg:y2="20.3cm">
          <text:p/>
        </draw:line>
        <draw:custom-shape draw:style-name="gr20" draw:text-style-name="P7" draw:layer="layout" svg:width="0.814cm" svg:height="0.826cm" svg:x="8.586cm" svg:y="2.074cm">
          <text:p text:style-name="P6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draw:layer="layout" svg:width="0.814cm" svg:height="0.814cm" svg:x="17.586cm" svg:y="1.086cm">
          <text:p text:style-name="P6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1cm" svg:height="0.1cm" svg:x="21.801cm" svg:y="14.09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9" draw:layer="layout" svg:width="0.399cm" svg:height="0.599cm" svg:x="15cm" svg:y="4.1cm" svg:viewBox="0 0 400 600" svg:d="M400 600c-400 0-400-300-400-300 0 0 0-300 400-300">
          <text:p text:style-name="P8"><text:span text:style-name="T1">1</text:span></text:p>
        </draw:path>
        <draw:path draw:style-name="gr17" draw:text-style-name="P9" draw:layer="layout" svg:width="0.399cm" svg:height="0.599cm" svg:x="14.953cm" svg:y="10.935cm" svg:viewBox="0 0 400 600" svg:d="M400 600c-400 0-400-300-400-300 0 0 0-300 400-300">
          <text:p text:style-name="P8"><text:span text:style-name="T1">5</text:span></text:p>
        </draw:path>
        <draw:path draw:style-name="gr11" draw:text-style-name="P9" draw:layer="layout" svg:width="0.399cm" svg:height="0.599cm" svg:x="21.9cm" svg:y="10.1cm" svg:viewBox="0 0 400 600" svg:d="M400 600c-400 0-400-300-400-300 0 0 0-300 400-300">
          <text:p text:style-name="P8"><text:span text:style-name="T1">7</text:span></text:p>
        </draw:path>
        <draw:path draw:style-name="gr17" draw:text-style-name="P9" draw:layer="layout" svg:width="0.399cm" svg:height="0.599cm" svg:x="23.9cm" svg:y="10.6cm" svg:viewBox="0 0 400 600" svg:d="M0 600c400 0 400-300 400-300 0 0 0-300-400-300">
          <text:p text:style-name="P8"><text:span text:style-name="T1">14</text:span></text:p>
        </draw:path>
        <draw:ellipse draw:style-name="gr22" draw:text-style-name="P12" draw:layer="layout" svg:width="0.8cm" svg:height="0.9cm" svg:x="19.8cm" svg:y="16.099cm" draw:kind="arc" draw:start-angle="359.36" draw:end-angle="180.38">
          <text:p text:style-name="P11"><text:span text:style-name="T1">6</text:span></text:p>
        </draw:ellipse>
        <draw:custom-shape draw:style-name="gr19" draw:text-style-name="P3" draw:layer="layout" svg:width="2.419cm" svg:height="1.2cm" draw:transform="rotate (-1.30899693899575) translate (4.866cm 5.806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191cm" svg:y1="7.873cm" svg:x2="8.039cm" svg:y2="4.025cm">
          <text:p/>
        </draw:line>
        <draw:line draw:style-name="gr7" draw:text-style-name="P1" draw:layer="layout" svg:x1="2.34cm" svg:y1="1cm" svg:x2="4.191cm" svg:y2="7.906cm">
          <text:p/>
        </draw:line>
        <draw:line draw:style-name="gr5" draw:text-style-name="P1" draw:layer="layout" svg:x1="19.992cm" svg:y1="4.425cm" svg:x2="18.992cm" svg:y2="4.425cm">
          <text:p/>
        </draw:line>
        <draw:g>
          <draw:g>
            <draw:polyline draw:style-name="gr1" draw:text-style-name="P1" draw:layer="layout" svg:width="7.526cm" svg:height="4.455cm" draw:transform="skewX (0.811054503401765) rotate (2.76111087665503) translate (13.9889265414331cm 4.59539971701328cm)" svg:viewBox="0 0 7527 4456" draw:points="7527,0 6450,0 6452,743 5375,743 5377,1485 4300,1485 4302,2228 3225,2228 3227,2971 2150,2971 2152,3714 1075,3714 1077,4456 0,4456">
              <text:p/>
            </draw:polyline>
            <draw:line draw:style-name="gr1" draw:text-style-name="P1" draw:layer="layout" svg:x1="20cm" svg:y1="2.2cm" svg:x2="21cm" svg:y2="1.8cm">
              <text:p/>
            </draw:line>
          </draw:g>
          <draw:polyline draw:style-name="gr2" draw:text-style-name="P1" draw:layer="layout" svg:width="3.231cm" svg:height="1.484cm" draw:transform="skewX (-0.80948370707497) rotate (0.380481776934764) translate (1.99996434559837cm 2.19998572481799cm)" svg:viewBox="0 0 3232 1485" draw:points="0,0 1077,0 1078,743 2155,743 2155,1485 3232,1485">
            <text:p/>
          </draw:polyline>
        </draw:g>
        <draw:frame draw:style-name="gr8" draw:text-style-name="P14" draw:layer="layout" svg:width="6.344cm" svg:height="1.673cm" svg:x="1cm" svg:y="18.9cm">
          <draw:text-box>
            <text:p text:style-name="P13"><text:span text:style-name="T2">Carton template v.1</text:span></text:p>
            <text:p text:style-name="P13"><text:span text:style-name="T3">main part 1/2</text:span></text:p>
          </draw:text-box>
        </draw:frame>
      </draw:page>
      <draw:page draw:name="page3" draw:style-name="dp1" draw:master-page-name="Default">
        <draw:line draw:style-name="gr5" draw:text-style-name="P1" draw:layer="layout" svg:x1="16cm" svg:y1="8.29cm" svg:x2="16cm" svg:y2="10.09cm">
          <text:p/>
        </draw:line>
        <draw:line draw:style-name="gr5" draw:text-style-name="P1" draw:layer="layout" svg:x1="8.5cm" svg:y1="13.59cm" svg:x2="8.5cm" svg:y2="14.59cm">
          <text:p/>
        </draw:line>
        <draw:line draw:style-name="gr5" draw:text-style-name="P1" draw:layer="layout" svg:x1="16cm" svg:y1="18.89cm" svg:x2="16cm" svg:y2="19.29cm">
          <text:p/>
        </draw:line>
        <draw:line draw:style-name="gr5" draw:text-style-name="P1" draw:layer="layout" svg:x1="8.5cm" svg:y1="19.59cm" svg:x2="8.5cm" svg:y2="20.59cm">
          <text:p/>
        </draw:line>
        <draw:line draw:style-name="gr5" draw:text-style-name="P1" draw:layer="layout" svg:x1="16cm" svg:y1="20.19cm" svg:x2="16cm" svg:y2="20.59cm">
          <text:p/>
        </draw:line>
        <draw:line draw:style-name="gr5" draw:text-style-name="P1" draw:layer="layout" svg:x1="16cm" svg:y1="5.09cm" svg:x2="16cm" svg:y2="6.09cm">
          <text:p/>
        </draw:line>
        <draw:line draw:style-name="gr5" draw:text-style-name="P1" draw:layer="layout" svg:x1="8.5cm" svg:y1="16.59cm" svg:x2="8.5cm" svg:y2="17.59cm">
          <text:p/>
        </draw:line>
        <draw:line draw:style-name="gr5" draw:text-style-name="P1" draw:layer="layout" svg:x1="8.5cm" svg:y1="10.59cm" svg:x2="8.5cm" svg:y2="11.59cm">
          <text:p/>
        </draw:line>
        <draw:line draw:style-name="gr5" draw:text-style-name="P1" draw:layer="layout" svg:x1="16cm" svg:y1="12.29cm" svg:x2="16cm" svg:y2="13.29cm">
          <text:p/>
        </draw:line>
        <draw:line draw:style-name="gr6" draw:text-style-name="P1" draw:layer="layout" svg:x1="22.5cm" svg:y1="19.09cm" svg:x2="22.5cm" svg:y2="13.09cm">
          <text:p/>
        </draw:line>
        <draw:line draw:style-name="gr6" draw:text-style-name="P1" draw:layer="layout" svg:x1="19.5cm" svg:y1="13.09cm" svg:x2="22.5cm" svg:y2="13.09cm">
          <text:p/>
        </draw:line>
        <draw:line draw:style-name="gr6" draw:text-style-name="P1" draw:layer="layout" svg:x1="16cm" svg:y1="18.89cm" svg:x2="16cm" svg:y2="13.29cm">
          <text:p/>
        </draw:line>
        <draw:line draw:style-name="gr6" draw:text-style-name="P1" draw:layer="layout" svg:x1="22.5cm" svg:y1="19.09cm" svg:x2="19.5cm" svg:y2="19.09cm">
          <text:p/>
        </draw:line>
        <draw:line draw:style-name="gr7" draw:text-style-name="P1" draw:layer="layout" svg:x1="16cm" svg:y1="20.59cm" svg:x2="8.5cm" svg:y2="20.59cm">
          <text:p/>
        </draw:line>
        <draw:line draw:style-name="gr7" draw:text-style-name="P1" draw:layer="layout" svg:x1="8.5cm" svg:y1="10.59cm" svg:x2="13.5cm" svg:y2="6.09cm">
          <text:p/>
        </draw:line>
        <draw:line draw:style-name="gr7" draw:text-style-name="P1" draw:layer="layout" svg:x1="23.5cm" svg:y1="10.59cm" svg:x2="18.5cm" svg:y2="6.09cm">
          <text:p/>
        </draw:line>
        <draw:line draw:style-name="gr7" draw:text-style-name="P1" draw:layer="layout" svg:x1="8.5cm" svg:y1="10.59cm" svg:x2="3.5cm" svg:y2="6.09cm">
          <text:p/>
        </draw:line>
        <draw:line draw:style-name="gr7" draw:text-style-name="P1" draw:layer="layout" svg:x1="16cm" svg:y1="20.59cm" svg:x2="23.5cm" svg:y2="20.59cm">
          <text:p/>
        </draw:line>
        <draw:line draw:style-name="gr7" draw:text-style-name="P1" draw:layer="layout" svg:x1="23.5cm" svg:y1="20.59cm" svg:x2="23.5cm" svg:y2="10.59cm">
          <text:p/>
        </draw:line>
        <draw:line draw:style-name="gr6" draw:text-style-name="P1" draw:layer="layout" svg:x1="15.5cm" svg:y1="19.09cm" svg:x2="15.5cm" svg:y2="13.09cm">
          <text:p/>
        </draw:line>
        <draw:line draw:style-name="gr6" draw:text-style-name="P1" draw:layer="layout" svg:x1="9.5cm" svg:y1="13.09cm" svg:x2="15.5cm" svg:y2="13.09cm">
          <text:p/>
        </draw:line>
        <draw:line draw:style-name="gr7" draw:text-style-name="P1" draw:layer="layout" svg:x1="1cm" svg:y1="20.59cm" svg:x2="8.5cm" svg:y2="20.59cm">
          <text:p/>
        </draw:line>
        <draw:line draw:style-name="gr6" draw:text-style-name="P1" draw:layer="layout" svg:x1="9.5cm" svg:y1="19.09cm" svg:x2="9.5cm" svg:y2="13.09cm">
          <text:p/>
        </draw:line>
        <draw:line draw:style-name="gr6" draw:text-style-name="P1" draw:layer="layout" svg:x1="15.5cm" svg:y1="19.09cm" svg:x2="9.5cm" svg:y2="19.09cm">
          <text:p/>
        </draw:line>
        <draw:line draw:style-name="gr5" draw:text-style-name="P1" draw:layer="layout" svg:x1="1cm" svg:y1="20.59cm" svg:x2="1cm" svg:y2="6.09cm">
          <text:p/>
        </draw:line>
        <draw:line draw:style-name="gr23" draw:text-style-name="P1" draw:layer="layout" svg:x1="18.5cm" svg:y1="6.09cm" svg:x2="18.5cm" svg:y2="5.09cm">
          <text:p/>
        </draw:line>
        <draw:line draw:style-name="gr23" draw:text-style-name="P1" draw:layer="layout" svg:x1="1cm" svg:y1="5.09cm" svg:x2="3.5cm" svg:y2="5.09cm">
          <text:p/>
        </draw:line>
        <draw:line draw:style-name="gr23" draw:text-style-name="P1" draw:layer="layout" svg:x1="3.5cm" svg:y1="6.09cm" svg:x2="3.5cm" svg:y2="5.09cm">
          <text:p/>
        </draw:line>
        <draw:line draw:style-name="gr24" draw:text-style-name="P1" draw:layer="layout" svg:x1="16cm" svg:y1="18.89cm" svg:x2="19.5cm" svg:y2="18.89cm">
          <text:p/>
        </draw:line>
        <draw:line draw:style-name="gr24" draw:text-style-name="P1" draw:layer="layout" svg:x1="16cm" svg:y1="13.29cm" svg:x2="19.5cm" svg:y2="13.29cm">
          <text:p/>
        </draw:line>
        <draw:line draw:style-name="gr24" draw:text-style-name="P1" draw:layer="layout" svg:x1="19.5cm" svg:y1="13.29cm" svg:x2="19.5cm" svg:y2="13.09cm">
          <text:p/>
        </draw:line>
        <draw:line draw:style-name="gr24" draw:text-style-name="P1" draw:layer="layout" svg:x1="19.5cm" svg:y1="18.89cm" svg:x2="19.5cm" svg:y2="19.09cm">
          <text:p/>
        </draw:line>
        <draw:line draw:style-name="gr23" draw:text-style-name="P1" draw:layer="layout" svg:x1="18.5cm" svg:y1="5.09cm" svg:x2="13.5cm" svg:y2="5.09cm">
          <text:p/>
        </draw:line>
        <draw:line draw:style-name="gr5" draw:text-style-name="P1" draw:layer="layout" svg:x1="13.5cm" svg:y1="6.09cm" svg:x2="13.5cm" svg:y2="5.09cm">
          <text:p/>
        </draw:line>
        <draw:line draw:style-name="gr5" draw:text-style-name="P1" draw:layer="layout" svg:x1="1cm" svg:y1="6.09cm" svg:x2="1cm" svg:y2="5.09cm">
          <text:p/>
        </draw:line>
        <draw:frame draw:style-name="gr8" draw:text-style-name="P14" draw:layer="layout" svg:width="6.344cm" svg:height="1.673cm" svg:x="0.956cm" svg:y="1cm">
          <draw:text-box>
            <text:p text:style-name="P13"><text:span text:style-name="T2">Carton template v.1</text:span></text:p>
            <text:p text:style-name="P13"><text:span text:style-name="T3">mirror module</text:span></text:p>
          </draw:text-box>
        </draw:frame>
        <draw:path draw:style-name="gr25" draw:text-style-name="P1" draw:layer="layout" svg:width="0.399cm" svg:height="0.599cm" draw:transform="rotate (-1.5707963267949) translate (16.3cm 10.99cm)" svg:viewBox="0 0 400 600" svg:d="M0 600c400 0 400-300 400-300 0 0 0-300-400-300">
          <text:p/>
        </draw:path>
        <draw:path draw:style-name="gr26" draw:text-style-name="P1" draw:layer="layout" svg:width="0.399cm" svg:height="0.599cm" draw:transform="rotate (1.5707963267949) translate (8.2cm 12.59cm)" svg:viewBox="0 0 400 600" svg:d="M400 600c-400 0-400-300-400-300 0 0 0-300 400-300">
          <text:p/>
        </draw:path>
        <draw:line draw:style-name="gr27" draw:text-style-name="P1" draw:layer="layout" svg:x1="19.496cm" svg:y1="2.277cm" svg:x2="20.157cm" svg:y2="2.263cm">
          <text:p/>
        </draw:line>
        <draw:line draw:style-name="gr27" draw:text-style-name="P1" draw:layer="layout" svg:x1="19.496cm" svg:y1="2.276cm" svg:x2="19cm" svg:y2="1.849cm">
          <text:p/>
        </draw:line>
        <draw:path draw:style-name="gr28" draw:text-style-name="P1" draw:layer="layout" svg:width="0.399cm" svg:height="0.599cm" draw:transform="rotate (-2.33385427576682) translate (20.3360447279482cm 1.7857952319542cm)" svg:viewBox="0 0 400 600" svg:d="M400 600c-400 0-400-300-400-300 0 0 0-300 400-300">
          <text:p/>
        </draw:path>
        <draw:line draw:style-name="gr27" draw:text-style-name="P1" draw:layer="layout" svg:x1="19.963cm" svg:y1="3.269cm" svg:x2="20.7cm" svg:y2="3.269cm">
          <text:p/>
        </draw:line>
        <draw:line draw:style-name="gr27" draw:text-style-name="P1" draw:layer="layout" svg:x1="19.962cm" svg:y1="3.269cm" svg:x2="19.815cm" svg:y2="3.859cm">
          <text:p/>
        </draw:line>
        <draw:path draw:style-name="gr29" draw:text-style-name="P1" draw:layer="layout" svg:width="0.399cm" svg:height="0.599cm" draw:transform="rotate (-1.00688044547553) translate (19.8860188771937cm 2.6781181193635cm)" svg:viewBox="0 0 400 600" svg:d="M400 600c-400 0-400-300-400-300 0 0 0-300 400-300">
          <text:p/>
        </draw:path>
        <draw:line draw:style-name="gr30" draw:text-style-name="P1" draw:layer="layout" svg:x1="20.7cm" svg:y1="3.269cm" svg:x2="20.037cm" svg:y2="2.606cm">
          <text:p/>
        </draw:line>
        <draw:line draw:style-name="gr31" draw:text-style-name="P1" draw:layer="layout" svg:x1="19.962cm" svg:y1="3.269cm" svg:x2="19.299cm" svg:y2="2.606cm">
          <text:p/>
        </draw:line>
        <draw:line draw:style-name="gr30" draw:text-style-name="P1" draw:layer="layout" svg:x1="19.815cm" svg:y1="3.859cm" svg:x2="19.152cm" svg:y2="3.269cm">
          <text:p/>
        </draw:line>
        <draw:line draw:style-name="gr27" draw:text-style-name="P1" draw:layer="layout" svg:x1="19.299cm" svg:y1="2.606cm" svg:x2="19.152cm" svg:y2="3.269cm">
          <text:p/>
        </draw:line>
        <draw:line draw:style-name="gr27" draw:text-style-name="P1" draw:layer="layout" svg:x1="19.299cm" svg:y1="2.606cm" svg:x2="20.036cm" svg:y2="2.606cm">
          <text:p/>
        </draw:line>
        <draw:line draw:style-name="gr31" draw:text-style-name="P1" draw:layer="layout" svg:x1="19.496cm" svg:y1="2.262cm" svg:x2="20.239cm" svg:y2="1.519cm">
          <text:p/>
        </draw:line>
        <draw:line draw:style-name="gr32" draw:text-style-name="P1" draw:layer="layout" svg:x1="19cm" svg:y1="1.849cm" svg:x2="19.743cm" svg:y2="1.106cm">
          <text:p/>
        </draw:line>
        <draw:line draw:style-name="gr32" draw:text-style-name="P1" draw:layer="layout" svg:x1="20.157cm" svg:y1="2.262cm" svg:x2="20.9cm" svg:y2="1.519cm">
          <text:p/>
        </draw:line>
        <draw:line draw:style-name="gr27" draw:text-style-name="P1" draw:layer="layout" svg:x1="20.239cm" svg:y1="1.519cm" svg:x2="20.9cm" svg:y2="1.519cm">
          <text:p/>
        </draw:line>
        <draw:line draw:style-name="gr27" draw:text-style-name="P1" draw:layer="layout" svg:x1="20.239cm" svg:y1="1.519cm" svg:x2="19.743cm" svg:y2="1.106cm">
          <text:p/>
        </draw:line>
        <draw:frame draw:style-name="gr33" draw:text-style-name="P15" draw:layer="layout" svg:width="5.048cm" svg:height="1.661cm" svg:x="14.252cm" svg:y="1.2cm">
          <draw:text-box>
            <text:p text:style-name="P4"><text:span text:style-name="T5">Double dashed arrow</text:span><text:span text:style-name="T6"> folding inside</text:span></text:p>
          </draw:text-box>
        </draw:frame>
        <draw:frame draw:style-name="gr34" draw:text-style-name="P15" draw:layer="layout" svg:width="3.248cm" svg:height="1.206cm" svg:x="15.752cm" svg:y="2.5cm">
          <draw:text-box>
            <text:p text:style-name="P4"><text:span text:style-name="T5">Single arrow</text:span></text:p>
            <text:p text:style-name="P4"><text:span text:style-name="T6">folding outside</text:span></text:p>
          </draw:text-box>
        </draw:frame>
        <draw:frame draw:style-name="gr35" draw:text-style-name="P15" draw:layer="layout" svg:width="3.9cm" svg:height="1.194cm" svg:x="8.6cm" svg:y="1.206cm">
          <draw:text-box>
            <text:p text:style-name="P4"><text:span text:style-name="T5">Dashed line</text:span></text:p>
            <text:p text:style-name="P4"><text:span text:style-name="T7">Join part </text:span><text:span text:style-name="T6">1 &amp; 2</text:span></text:p>
          </draw:text-box>
        </draw:frame>
        <draw:g>
          <draw:line draw:style-name="gr36" draw:text-style-name="P1" draw:layer="layout" svg:x1="13.3cm" svg:y1="1.906cm" svg:x2="12.6cm" svg:y2="1.606cm">
            <text:p/>
          </draw:line>
          <draw:line draw:style-name="gr36" draw:text-style-name="P1" draw:layer="layout" svg:x1="11.9cm" svg:y1="1.906cm" svg:x2="12.6cm" svg:y2="1.606cm">
            <text:p/>
          </draw:line>
          <draw:line draw:style-name="gr36" draw:text-style-name="P1" draw:layer="layout" svg:x1="13.3cm" svg:y1="1.906cm" svg:x2="14cm" svg:y2="1.606cm">
            <text:p/>
          </draw:line>
        </draw:g>
        <draw:frame draw:style-name="gr37" draw:text-style-name="P15" draw:layer="layout" svg:width="3.848cm" svg:height="1.191cm" svg:x="8.1cm" svg:y="2.445cm">
          <draw:text-box>
            <text:p text:style-name="P4"><text:span text:style-name="T5">Continuous line</text:span></text:p>
            <text:p text:style-name="P4"><text:span text:style-name="T6">to cut</text:span></text:p>
          </draw:text-box>
        </draw:frame>
        <draw:line draw:style-name="gr5" draw:text-style-name="P1" draw:layer="layout" svg:x1="13.1cm" svg:y1="2.506cm" svg:x2="11.8cm" svg:y2="3.306cm">
          <text:p/>
        </draw:line>
        <draw:line draw:style-name="gr38" draw:text-style-name="P1" draw:layer="layout" svg:x1="14cm" svg:y1="2.506cm" svg:x2="12.7cm" svg:y2="3.306cm">
          <text:p/>
        </draw:line>
        <draw:frame draw:style-name="gr39" draw:text-style-name="P16" draw:layer="layout" svg:width="1.421cm" svg:height="0.645cm" draw:transform="rotate (0.551698576555408) translate (12.9cm 3.151cm)">
          <draw:text-box>
            <text:p><text:span text:style-name="T1">inside</text:span></text:p>
          </draw:text-box>
        </draw:frame>
        <draw:frame draw:style-name="gr40" draw:text-style-name="P15" draw:layer="layout" svg:width="4.7cm" svg:height="1.361cm" svg:x="21.4cm" svg:y="1.178cm">
          <draw:text-box>
            <text:p text:style-name="P4"><text:span text:style-name="T5">Small dot </text:span></text:p>
            <text:p text:style-name="P4"><text:span text:style-name="T7">rubber band location</text:span><text:span text:style-name="T5"> </text:span></text:p>
          </draw:text-box>
        </draw:frame>
        <draw:line draw:style-name="gr7" draw:text-style-name="P1" draw:layer="layout" svg:x1="26.202cm" svg:y1="2.101cm" svg:x2="26.881cm" svg:y2="1.509cm">
          <text:p/>
        </draw:line>
        <draw:custom-shape draw:style-name="gr13" draw:text-style-name="P10" draw:layer="layout" svg:width="0.1cm" svg:height="0.1cm" svg:x="26.181cm" svg:y="2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1.095cm" svg:height="0.743cm" svg:x="25.845cm" svg:y="2.696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5" draw:layer="layout" svg:width="3.8cm" svg:height="1.361cm" svg:x="22cm" svg:y="2.439cm">
          <draw:text-box>
            <text:p text:style-name="P4"><text:span text:style-name="T5">Grey surface</text:span></text:p>
            <text:p text:style-name="P4"><text:span text:style-name="T7">adhesive location</text:span><text:span text:style-name="T5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old_20_Line" draw:display-name="Fold Line" draw:style="rect" draw:dots1="1" draw:dots1-length="1cm" draw:dots2="2" draw:distance="0.25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5T13:37:18.867940000</dc:date>
    <meta:editing-duration>PT7H21M15S</meta:editing-duration>
    <meta:editing-cycles>51</meta:editing-cycles>
    <dc:creator>Damien Brun</dc:creator>
    <meta:printed-by>Damien Brun</meta:printed-by>
    <meta:print-date>2016-03-15T13:29:58.753233000</meta:print-date>
    <meta:document-statistic meta:object-count="239"/>
  </office:meta>
</office:document-meta>
</file>